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oss_log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pochs</text:p>
          </table:table-cell>
          <table:table-cell office:value-type="string" table:style-name="ce1">
            <text:p>loss 4</text:p>
          </table:table-cell>
          <table:table-cell office:value-type="string" table:style-name="ce1">
            <text:p>R2 4</text:p>
          </table:table-cell>
          <table:table-cell office:value-type="string" table:style-name="ce1">
            <text:p>loss 3</text:p>
          </table:table-cell>
          <table:table-cell office:value-type="string" table:style-name="ce1">
            <text:p>R2 3</text:p>
          </table:table-cell>
          <table:table-cell office:value-type="string" table:style-name="ce1">
            <text:p>loss 2</text:p>
          </table:table-cell>
          <table:table-cell office:value-type="string" table:style-name="ce1">
            <text:p>R2 2</text:p>
          </table:table-cell>
          <table:table-cell office:value-type="string" table:style-name="ce1">
            <text:p>loss 1</text:p>
          </table:table-cell>
          <table:table-cell office:value-type="string" table:style-name="ce1">
            <text:p>R2 1</text:p>
          </table:table-cell>
          <table:table-cell office:value-type="string" table:style-name="ce1">
            <text:p>loss 0</text:p>
          </table:table-cell>
          <table:table-cell office:value-type="string" table:style-name="ce1">
            <text:p>R2 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78020282089710202" table:style-name="ce1">
            <text:p>0.780202821</text:p>
          </table:table-cell>
          <table:table-cell office:value-type="float" office:value="0.450281551170786" table:style-name="ce1">
            <text:p>0.450281551</text:p>
          </table:table-cell>
          <table:table-cell office:value-type="float" office:value="0.74946318566799097" table:style-name="ce1">
            <text:p>0.749463186</text:p>
          </table:table-cell>
          <table:table-cell office:value-type="float" office:value="0.46213763656651002" table:style-name="ce1">
            <text:p>0.462137637</text:p>
          </table:table-cell>
          <table:table-cell office:value-type="float" office:value="0.74262562841176905" table:style-name="ce1">
            <text:p>0.742625628</text:p>
            <draw:frame draw:z-index="1" draw:id="id0" draw:style-name="a0" draw:name="Chart 2" svg:x="0.0125in" svg:y="0.07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0.46518999722937798" table:style-name="ce1">
            <text:p>0.465189997</text:p>
          </table:table-cell>
          <table:table-cell office:value-type="float" office:value="0.73615381419658599" table:style-name="ce1">
            <text:p>0.736153814</text:p>
          </table:table-cell>
          <table:table-cell office:value-type="float" office:value="0.47258577227280302" table:style-name="ce1">
            <text:p>0.472585772</text:p>
          </table:table-cell>
          <table:table-cell office:value-type="float" office:value="0.71644458323717097" table:style-name="ce1">
            <text:p>0.716444583</text:p>
          </table:table-cell>
          <table:table-cell office:value-type="float" office:value="0.48627920315928702" table:style-name="ce1">
            <text:p>0.486279203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71092391014099099" table:style-name="ce1">
            <text:p>0.71092391</text:p>
          </table:table-cell>
          <table:table-cell office:value-type="float" office:value="0.49321900960935999" table:style-name="ce1">
            <text:p>0.49321901</text:p>
          </table:table-cell>
          <table:table-cell office:value-type="float" office:value="0.65943721681833201" table:style-name="ce1">
            <text:p>0.659437217</text:p>
          </table:table-cell>
          <table:table-cell office:value-type="float" office:value="0.520255634059968" table:style-name="ce1">
            <text:p>0.520255634</text:p>
          </table:table-cell>
          <table:table-cell office:value-type="float" office:value="0.65576626211404798" table:style-name="ce1">
            <text:p>0.655766262</text:p>
          </table:table-cell>
          <table:table-cell office:value-type="float" office:value="0.52650729543945396" table:style-name="ce1">
            <text:p>0.526507295</text:p>
          </table:table-cell>
          <table:table-cell office:value-type="float" office:value="0.62131074070930403" table:style-name="ce1">
            <text:p>0.621310741</text:p>
          </table:table-cell>
          <table:table-cell office:value-type="float" office:value="0.53529098643671802" table:style-name="ce1">
            <text:p>0.535290986</text:p>
          </table:table-cell>
          <table:table-cell office:value-type="float" office:value="0.63567133992910296" table:style-name="ce1">
            <text:p>0.63567134</text:p>
          </table:table-cell>
          <table:table-cell office:value-type="float" office:value="0.52370623377043102" table:style-name="ce1">
            <text:p>0.523706234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60387746840715395" table:style-name="ce1">
            <text:p>0.603877468</text:p>
          </table:table-cell>
          <table:table-cell office:value-type="float" office:value="0.54379730016393901" table:style-name="ce1">
            <text:p>0.5437973</text:p>
          </table:table-cell>
          <table:table-cell office:value-type="float" office:value="0.58459009230136805" table:style-name="ce1">
            <text:p>0.584590092</text:p>
          </table:table-cell>
          <table:table-cell office:value-type="float" office:value="0.55957994086322405" table:style-name="ce1">
            <text:p>0.559579941</text:p>
          </table:table-cell>
          <table:table-cell office:value-type="float" office:value="0.57655506879091201" table:style-name="ce1">
            <text:p>0.576555069</text:p>
          </table:table-cell>
          <table:table-cell office:value-type="float" office:value="0.564500715510179" table:style-name="ce1">
            <text:p>0.564500716</text:p>
          </table:table-cell>
          <table:table-cell office:value-type="float" office:value="0.56988596916198697" table:style-name="ce1">
            <text:p>0.569885969</text:p>
          </table:table-cell>
          <table:table-cell office:value-type="float" office:value="0.56834785239824104" table:style-name="ce1">
            <text:p>0.568347852</text:p>
          </table:table-cell>
          <table:table-cell office:value-type="float" office:value="0.59907864034175795" table:style-name="ce1">
            <text:p>0.59907864</text:p>
          </table:table-cell>
          <table:table-cell office:value-type="float" office:value="0.542227609313089" table:style-name="ce1">
            <text:p>0.542227609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56901949495077098" table:style-name="ce1">
            <text:p>0.569019495</text:p>
          </table:table-cell>
          <table:table-cell office:value-type="float" office:value="0.57251467333816297" table:style-name="ce1">
            <text:p>0.572514673</text:p>
          </table:table-cell>
          <table:table-cell office:value-type="float" office:value="0.54865321516990595" table:style-name="ce1">
            <text:p>0.548653215</text:p>
          </table:table-cell>
          <table:table-cell office:value-type="float" office:value="0.58642286137516397" table:style-name="ce1">
            <text:p>0.586422861</text:p>
          </table:table-cell>
          <table:table-cell office:value-type="float" office:value="0.54209246784448595" table:style-name="ce1">
            <text:p>0.542092468</text:p>
          </table:table-cell>
          <table:table-cell office:value-type="float" office:value="0.58830082218449797" table:style-name="ce1">
            <text:p>0.588300822</text:p>
          </table:table-cell>
          <table:table-cell office:value-type="float" office:value="0.53972955495119002" table:style-name="ce1">
            <text:p>0.539729555</text:p>
          </table:table-cell>
          <table:table-cell office:value-type="float" office:value="0.58743690700934004" table:style-name="ce1">
            <text:p>0.587436907</text:p>
          </table:table-cell>
          <table:table-cell office:value-type="float" office:value="0.58198392987251202" table:style-name="ce1">
            <text:p>0.58198393</text:p>
          </table:table-cell>
          <table:table-cell office:value-type="float" office:value="0.55522535329316403" table:style-name="ce1">
            <text:p>0.555225353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53295081108808495" table:style-name="ce1">
            <text:p>0.532950811</text:p>
          </table:table-cell>
          <table:table-cell office:value-type="float" office:value="0.59382960092145098" table:style-name="ce1">
            <text:p>0.593829601</text:p>
          </table:table-cell>
          <table:table-cell office:value-type="float" office:value="0.51797118782997098" table:style-name="ce1">
            <text:p>0.517971188</text:p>
          </table:table-cell>
          <table:table-cell office:value-type="float" office:value="0.60479144793649597" table:style-name="ce1">
            <text:p>0.604791448</text:p>
          </table:table-cell>
          <table:table-cell office:value-type="float" office:value="0.516139960289001" table:style-name="ce1">
            <text:p>0.51613996</text:p>
          </table:table-cell>
          <table:table-cell office:value-type="float" office:value="0.60284587112799504" table:style-name="ce1">
            <text:p>0.602845871</text:p>
          </table:table-cell>
          <table:table-cell office:value-type="float" office:value="0.52059961259364995" table:style-name="ce1">
            <text:p>0.520599613</text:p>
          </table:table-cell>
          <table:table-cell office:value-type="float" office:value="0.59838248767744895" table:style-name="ce1">
            <text:p>0.598382488</text:p>
          </table:table-cell>
          <table:table-cell office:value-type="float" office:value="0.56112674772739402" table:style-name="ce1">
            <text:p>0.561126748</text:p>
          </table:table-cell>
          <table:table-cell office:value-type="float" office:value="0.56616339899322998" table:style-name="ce1">
            <text:p>0.566163399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50678804367780605" table:style-name="ce1">
            <text:p>0.506788044</text:p>
          </table:table-cell>
          <table:table-cell office:value-type="float" office:value="0.60960431858883901" table:style-name="ce1">
            <text:p>0.609604319</text:p>
          </table:table-cell>
          <table:table-cell office:value-type="float" office:value="0.50381374508142396" table:style-name="ce1">
            <text:p>0.503813745</text:p>
          </table:table-cell>
          <table:table-cell office:value-type="float" office:value="0.61282278366022203" table:style-name="ce1">
            <text:p>0.612822784</text:p>
          </table:table-cell>
          <table:table-cell office:value-type="float" office:value="0.49932803958654398" table:style-name="ce1">
            <text:p>0.49932804</text:p>
          </table:table-cell>
          <table:table-cell office:value-type="float" office:value="0.61481114848181395" table:style-name="ce1">
            <text:p>0.614811148</text:p>
          </table:table-cell>
          <table:table-cell office:value-type="float" office:value="0.508553798496723" table:style-name="ce1">
            <text:p>0.508553798</text:p>
          </table:table-cell>
          <table:table-cell office:value-type="float" office:value="0.60758392303350195" table:style-name="ce1">
            <text:p>0.607583923</text:p>
          </table:table-cell>
          <table:table-cell office:value-type="float" office:value="0.55014622211456299" table:style-name="ce1">
            <text:p>0.550146222</text:p>
          </table:table-cell>
          <table:table-cell office:value-type="float" office:value="0.57330878309176203" table:style-name="ce1">
            <text:p>0.573308783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497936984896659" table:style-name="ce1">
            <text:p>0.497936985</text:p>
          </table:table-cell>
          <table:table-cell office:value-type="float" office:value="0.61797226961464002" table:style-name="ce1">
            <text:p>0.61797227</text:p>
          </table:table-cell>
          <table:table-cell office:value-type="float" office:value="0.49066575467586498" table:style-name="ce1">
            <text:p>0.490665755</text:p>
          </table:table-cell>
          <table:table-cell office:value-type="float" office:value="0.62159442126889697" table:style-name="ce1">
            <text:p>0.621594421</text:p>
          </table:table-cell>
          <table:table-cell office:value-type="float" office:value="0.49692787677049599" table:style-name="ce1">
            <text:p>0.496927877</text:p>
          </table:table-cell>
          <table:table-cell office:value-type="float" office:value="0.61763014047672604" table:style-name="ce1">
            <text:p>0.61763014</text:p>
          </table:table-cell>
          <table:table-cell office:value-type="float" office:value="0.499863281846046" table:style-name="ce1">
            <text:p>0.499863282</text:p>
          </table:table-cell>
          <table:table-cell office:value-type="float" office:value="0.61468151497534795" table:style-name="ce1">
            <text:p>0.614681515</text:p>
          </table:table-cell>
          <table:table-cell office:value-type="float" office:value="0.54121337980031903" table:style-name="ce1">
            <text:p>0.54121338</text:p>
          </table:table-cell>
          <table:table-cell office:value-type="float" office:value="0.57936468906344096" table:style-name="ce1">
            <text:p>0.579364689</text:p>
          </table:table-cell>
          <table:table-cell table:number-columns-repeated="1637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48628587871789902" table:style-name="ce1">
            <text:p>0.486285879</text:p>
          </table:table-cell>
          <table:table-cell office:value-type="float" office:value="0.62484676816524098" table:style-name="ce1">
            <text:p>0.624846768</text:p>
          </table:table-cell>
          <table:table-cell office:value-type="float" office:value="0.48605605810880598" table:style-name="ce1">
            <text:p>0.486056058</text:p>
          </table:table-cell>
          <table:table-cell office:value-type="float" office:value="0.62623882760776794" table:style-name="ce1">
            <text:p>0.626238828</text:p>
          </table:table-cell>
          <table:table-cell office:value-type="float" office:value="0.48618230372667298" table:style-name="ce1">
            <text:p>0.486182304</text:p>
          </table:table-cell>
          <table:table-cell office:value-type="float" office:value="0.62643327287541395" table:style-name="ce1">
            <text:p>0.626433273</text:p>
          </table:table-cell>
          <table:table-cell office:value-type="float" office:value="0.49351898580789499" table:style-name="ce1">
            <text:p>0.493518986</text:p>
          </table:table-cell>
          <table:table-cell office:value-type="float" office:value="0.61969562971165704" table:style-name="ce1">
            <text:p>0.61969563</text:p>
          </table:table-cell>
          <table:table-cell office:value-type="float" office:value="0.534153372049331" table:style-name="ce1">
            <text:p>0.534153372</text:p>
          </table:table-cell>
          <table:table-cell office:value-type="float" office:value="0.58429435367612303" table:style-name="ce1">
            <text:p>0.584294354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47733677625656101" table:style-name="ce1">
            <text:p>0.477336776</text:p>
          </table:table-cell>
          <table:table-cell office:value-type="float" office:value="0.63107381951932395" table:style-name="ce1">
            <text:p>0.63107382</text:p>
          </table:table-cell>
          <table:table-cell office:value-type="float" office:value="0.475340303778648" table:style-name="ce1">
            <text:p>0.475340304</text:p>
          </table:table-cell>
          <table:table-cell office:value-type="float" office:value="0.63439493524117097" table:style-name="ce1">
            <text:p>0.634394935</text:p>
          </table:table-cell>
          <table:table-cell office:value-type="float" office:value="0.480670616030693" table:style-name="ce1">
            <text:p>0.480670616</text:p>
          </table:table-cell>
          <table:table-cell office:value-type="float" office:value="0.63081059020553398" table:style-name="ce1">
            <text:p>0.63081059</text:p>
          </table:table-cell>
          <table:table-cell office:value-type="float" office:value="0.48618969321250899" table:style-name="ce1">
            <text:p>0.486189693</text:p>
          </table:table-cell>
          <table:table-cell office:value-type="float" office:value="0.62491558415048598" table:style-name="ce1">
            <text:p>0.624915584</text:p>
          </table:table-cell>
          <table:table-cell office:value-type="float" office:value="0.52845710366964305" table:style-name="ce1">
            <text:p>0.528457104</text:p>
          </table:table-cell>
          <table:table-cell office:value-type="float" office:value="0.58871250633810501" table:style-name="ce1">
            <text:p>0.588712506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46938737630844102" table:style-name="ce1">
            <text:p>0.469387376</text:p>
          </table:table-cell>
          <table:table-cell office:value-type="float" office:value="0.63861250186723095" table:style-name="ce1">
            <text:p>0.638612502</text:p>
          </table:table-cell>
          <table:table-cell office:value-type="float" office:value="0.46934946924448001" table:style-name="ce1">
            <text:p>0.469349469</text:p>
          </table:table-cell>
          <table:table-cell office:value-type="float" office:value="0.63950133463169001" table:style-name="ce1">
            <text:p>0.639501335</text:p>
          </table:table-cell>
          <table:table-cell office:value-type="float" office:value="0.47212981730699499" table:style-name="ce1">
            <text:p>0.472129817</text:p>
          </table:table-cell>
          <table:table-cell office:value-type="float" office:value="0.63674421873481601" table:style-name="ce1">
            <text:p>0.636744219</text:p>
          </table:table-cell>
          <table:table-cell office:value-type="float" office:value="0.480995784699916" table:style-name="ce1">
            <text:p>0.480995785</text:p>
          </table:table-cell>
          <table:table-cell office:value-type="float" office:value="0.62986791675767195" table:style-name="ce1">
            <text:p>0.629867917</text:p>
          </table:table-cell>
          <table:table-cell office:value-type="float" office:value="0.52374907433986595" table:style-name="ce1">
            <text:p>0.523749074</text:p>
          </table:table-cell>
          <table:table-cell office:value-type="float" office:value="0.59208682297529602" table:style-name="ce1">
            <text:p>0.592086823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468720807135105" table:style-name="ce1">
            <text:p>0.468720807</text:p>
          </table:table-cell>
          <table:table-cell office:value-type="float" office:value="0.63912811373364897" table:style-name="ce1">
            <text:p>0.639128114</text:p>
          </table:table-cell>
          <table:table-cell office:value-type="float" office:value="0.46307644397020298" table:style-name="ce1">
            <text:p>0.463076444</text:p>
          </table:table-cell>
          <table:table-cell office:value-type="float" office:value="0.64470048843121497" table:style-name="ce1">
            <text:p>0.644700488</text:p>
          </table:table-cell>
          <table:table-cell office:value-type="float" office:value="0.46703269779682099" table:style-name="ce1">
            <text:p>0.467032698</text:p>
          </table:table-cell>
          <table:table-cell office:value-type="float" office:value="0.64126665002215999" table:style-name="ce1">
            <text:p>0.64126665</text:p>
          </table:table-cell>
          <table:table-cell office:value-type="float" office:value="0.47777377367019602" table:style-name="ce1">
            <text:p>0.477773774</text:p>
          </table:table-cell>
          <table:table-cell office:value-type="float" office:value="0.63275318775257305" table:style-name="ce1">
            <text:p>0.632753188</text:p>
          </table:table-cell>
          <table:table-cell office:value-type="float" office:value="0.519227322936058" table:style-name="ce1">
            <text:p>0.519227323</text:p>
          </table:table-cell>
          <table:table-cell office:value-type="float" office:value="0.59523278569973903" table:style-name="ce1">
            <text:p>0.595232786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46083210110664302" table:style-name="ce1">
            <text:p>0.460832101</text:p>
          </table:table-cell>
          <table:table-cell office:value-type="float" office:value="0.64532584081032895" table:style-name="ce1">
            <text:p>0.645325841</text:p>
          </table:table-cell>
          <table:table-cell office:value-type="float" office:value="0.45769007652997901" table:style-name="ce1">
            <text:p>0.457690077</text:p>
          </table:table-cell>
          <table:table-cell office:value-type="float" office:value="0.64826307658514404" table:style-name="ce1">
            <text:p>0.648263077</text:p>
          </table:table-cell>
          <table:table-cell office:value-type="float" office:value="0.46114291548728897" table:style-name="ce1">
            <text:p>0.461142915</text:p>
          </table:table-cell>
          <table:table-cell office:value-type="float" office:value="0.64605340582047899" table:style-name="ce1">
            <text:p>0.646053406</text:p>
          </table:table-cell>
          <table:table-cell office:value-type="float" office:value="0.472444288432598" table:style-name="ce1">
            <text:p>0.472444288</text:p>
          </table:table-cell>
          <table:table-cell office:value-type="float" office:value="0.63652744007533302" table:style-name="ce1">
            <text:p>0.63652744</text:p>
          </table:table-cell>
          <table:table-cell office:value-type="float" office:value="0.51567777395248404" table:style-name="ce1">
            <text:p>0.515677774</text:p>
          </table:table-cell>
          <table:table-cell office:value-type="float" office:value="0.59840907603416804" table:style-name="ce1">
            <text:p>0.598409076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462331275641918" table:style-name="ce1">
            <text:p>0.462331276</text:p>
          </table:table-cell>
          <table:table-cell office:value-type="float" office:value="0.64382654373509596" table:style-name="ce1">
            <text:p>0.643826544</text:p>
          </table:table-cell>
          <table:table-cell office:value-type="float" office:value="0.45383280515670699" table:style-name="ce1">
            <text:p>0.453832805</text:p>
          </table:table-cell>
          <table:table-cell office:value-type="float" office:value="0.65187910646990199" table:style-name="ce1">
            <text:p>0.651879106</text:p>
          </table:table-cell>
          <table:table-cell office:value-type="float" office:value="0.45627367049455603" table:style-name="ce1">
            <text:p>0.45627367</text:p>
          </table:table-cell>
          <table:table-cell office:value-type="float" office:value="0.64970963231547196" table:style-name="ce1">
            <text:p>0.649709632</text:p>
          </table:table-cell>
          <table:table-cell office:value-type="float" office:value="0.46667185425758301" table:style-name="ce1">
            <text:p>0.466671854</text:p>
          </table:table-cell>
          <table:table-cell office:value-type="float" office:value="0.64053063964683798" table:style-name="ce1">
            <text:p>0.64053064</text:p>
          </table:table-cell>
          <table:table-cell office:value-type="float" office:value="0.51172530949115702" table:style-name="ce1">
            <text:p>0.511725309</text:p>
          </table:table-cell>
          <table:table-cell office:value-type="float" office:value="0.60117823674590698" table:style-name="ce1">
            <text:p>0.601178237</text:p>
          </table:table-cell>
          <table:table-cell table:number-columns-repeated="1637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45233104228973298" table:style-name="ce1">
            <text:p>0.452331042</text:p>
          </table:table-cell>
          <table:table-cell office:value-type="float" office:value="0.65227372702326303" table:style-name="ce1">
            <text:p>0.652273727</text:p>
          </table:table-cell>
          <table:table-cell office:value-type="float" office:value="0.44870727956294998" table:style-name="ce1">
            <text:p>0.44870728</text:p>
          </table:table-cell>
          <table:table-cell office:value-type="float" office:value="0.65568205611640595" table:style-name="ce1">
            <text:p>0.655682056</text:p>
          </table:table-cell>
          <table:table-cell office:value-type="float" office:value="0.45438485741615298" table:style-name="ce1">
            <text:p>0.454384857</text:p>
          </table:table-cell>
          <table:table-cell office:value-type="float" office:value="0.65104083311237904" table:style-name="ce1">
            <text:p>0.651040833</text:p>
          </table:table-cell>
          <table:table-cell office:value-type="float" office:value="0.46562137454748098" table:style-name="ce1">
            <text:p>0.465621375</text:p>
          </table:table-cell>
          <table:table-cell office:value-type="float" office:value="0.64218124285048706" table:style-name="ce1">
            <text:p>0.642181243</text:p>
          </table:table-cell>
          <table:table-cell office:value-type="float" office:value="0.50864528864622105" table:style-name="ce1">
            <text:p>0.508645289</text:p>
          </table:table-cell>
          <table:table-cell office:value-type="float" office:value="0.60360041003458398" table:style-name="ce1">
            <text:p>0.60360041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448279540240764" table:style-name="ce1">
            <text:p>0.44827954</text:p>
          </table:table-cell>
          <table:table-cell office:value-type="float" office:value="0.65615174652045405" table:style-name="ce1">
            <text:p>0.656151747</text:p>
          </table:table-cell>
          <table:table-cell office:value-type="float" office:value="0.44680923521518701" table:style-name="ce1">
            <text:p>0.446809235</text:p>
          </table:table-cell>
          <table:table-cell office:value-type="float" office:value="0.65733686388923196" table:style-name="ce1">
            <text:p>0.657336864</text:p>
          </table:table-cell>
          <table:table-cell office:value-type="float" office:value="0.45139644145965502" table:style-name="ce1">
            <text:p>0.451396441</text:p>
          </table:table-cell>
          <table:table-cell office:value-type="float" office:value="0.65469819218372405" table:style-name="ce1">
            <text:p>0.654698192</text:p>
          </table:table-cell>
          <table:table-cell office:value-type="float" office:value="0.46051398962736101" table:style-name="ce1">
            <text:p>0.46051399</text:p>
          </table:table-cell>
          <table:table-cell office:value-type="float" office:value="0.64565186118120399" table:style-name="ce1">
            <text:p>0.645651861</text:p>
          </table:table-cell>
          <table:table-cell office:value-type="float" office:value="0.505759461224079" table:style-name="ce1">
            <text:p>0.505759461</text:p>
          </table:table-cell>
          <table:table-cell office:value-type="float" office:value="0.60600004506697103" table:style-name="ce1">
            <text:p>0.606000045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44386900812387398" table:style-name="ce1">
            <text:p>0.443869008</text:p>
          </table:table-cell>
          <table:table-cell office:value-type="float" office:value="0.65975277792328402" table:style-name="ce1">
            <text:p>0.659752778</text:p>
          </table:table-cell>
          <table:table-cell office:value-type="float" office:value="0.44143811315297998" table:style-name="ce1">
            <text:p>0.441438113</text:p>
          </table:table-cell>
          <table:table-cell office:value-type="float" office:value="0.66124496625490203" table:style-name="ce1">
            <text:p>0.661244966</text:p>
          </table:table-cell>
          <table:table-cell office:value-type="float" office:value="0.44847225248813599" table:style-name="ce1">
            <text:p>0.448472252</text:p>
          </table:table-cell>
          <table:table-cell office:value-type="float" office:value="0.655915047053933" table:style-name="ce1">
            <text:p>0.655915047</text:p>
          </table:table-cell>
          <table:table-cell office:value-type="float" office:value="0.458152769505977" table:style-name="ce1">
            <text:p>0.45815277</text:p>
          </table:table-cell>
          <table:table-cell office:value-type="float" office:value="0.647472807733115" table:style-name="ce1">
            <text:p>0.647472808</text:p>
          </table:table-cell>
          <table:table-cell office:value-type="float" office:value="0.50258854478597603" table:style-name="ce1">
            <text:p>0.502588545</text:p>
          </table:table-cell>
          <table:table-cell office:value-type="float" office:value="0.60809084218526799" table:style-name="ce1">
            <text:p>0.608090842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.44261378645896898" table:style-name="ce1">
            <text:p>0.442613786</text:p>
          </table:table-cell>
          <table:table-cell office:value-type="float" office:value="0.66074412923009695" table:style-name="ce1">
            <text:p>0.660744129</text:p>
          </table:table-cell>
          <table:table-cell office:value-type="float" office:value="0.43788301795721002" table:style-name="ce1">
            <text:p>0.437883018</text:p>
          </table:table-cell>
          <table:table-cell office:value-type="float" office:value="0.66444396771557301" table:style-name="ce1">
            <text:p>0.664443968</text:p>
          </table:table-cell>
          <table:table-cell office:value-type="float" office:value="0.44228662699460902" table:style-name="ce1">
            <text:p>0.442286627</text:p>
          </table:table-cell>
          <table:table-cell office:value-type="float" office:value="0.65996530272687504" table:style-name="ce1">
            <text:p>0.659965303</text:p>
          </table:table-cell>
          <table:table-cell office:value-type="float" office:value="0.45611379891633902" table:style-name="ce1">
            <text:p>0.456113799</text:p>
          </table:table-cell>
          <table:table-cell office:value-type="float" office:value="0.64939100097162905" table:style-name="ce1">
            <text:p>0.649391001</text:p>
          </table:table-cell>
          <table:table-cell office:value-type="float" office:value="0.50071998834609899" table:style-name="ce1">
            <text:p>0.500719988</text:p>
          </table:table-cell>
          <table:table-cell office:value-type="float" office:value="0.60977856727499302" table:style-name="ce1">
            <text:p>0.609778567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43845062553882502" table:style-name="ce1">
            <text:p>0.438450626</text:p>
          </table:table-cell>
          <table:table-cell office:value-type="float" office:value="0.66534042572409702" table:style-name="ce1">
            <text:p>0.665340426</text:p>
          </table:table-cell>
          <table:table-cell office:value-type="float" office:value="0.43566483110189402" table:style-name="ce1">
            <text:p>0.435664831</text:p>
          </table:table-cell>
          <table:table-cell office:value-type="float" office:value="0.66676863211938897" table:style-name="ce1">
            <text:p>0.666768632</text:p>
          </table:table-cell>
          <table:table-cell office:value-type="float" office:value="0.441427008807659" table:style-name="ce1">
            <text:p>0.441427009</text:p>
          </table:table-cell>
          <table:table-cell office:value-type="float" office:value="0.66104906497847704" table:style-name="ce1">
            <text:p>0.661049065</text:p>
            <draw:frame draw:z-index="2" draw:id="id1" draw:style-name="a1" draw:name="Chart 3" svg:x="0.29583in" svg:y="0.15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office:value-type="float" office:value="0.45405877977609599" table:style-name="ce1">
            <text:p>0.45405878</text:p>
          </table:table-cell>
          <table:table-cell office:value-type="float" office:value="0.65094400025325105" table:style-name="ce1">
            <text:p>0.650944</text:p>
          </table:table-cell>
          <table:table-cell office:value-type="float" office:value="0.498584176599979" table:style-name="ce1">
            <text:p>0.498584177</text:p>
          </table:table-cell>
          <table:table-cell office:value-type="float" office:value="0.61155146433043295" table:style-name="ce1">
            <text:p>0.611551464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.437982070446014" table:style-name="ce1">
            <text:p>0.43798207</text:p>
          </table:table-cell>
          <table:table-cell office:value-type="float" office:value="0.665857303045709" table:style-name="ce1">
            <text:p>0.665857303</text:p>
          </table:table-cell>
          <table:table-cell office:value-type="float" office:value="0.43415392339229503" table:style-name="ce1">
            <text:p>0.434153923</text:p>
          </table:table-cell>
          <table:table-cell office:value-type="float" office:value="0.66834303828231501" table:style-name="ce1">
            <text:p>0.668343038</text:p>
          </table:table-cell>
          <table:table-cell office:value-type="float" office:value="0.44165875017642903" table:style-name="ce1">
            <text:p>0.44165875</text:p>
          </table:table-cell>
          <table:table-cell office:value-type="float" office:value="0.66097568337886203" table:style-name="ce1">
            <text:p>0.660975683</text:p>
          </table:table-cell>
          <table:table-cell office:value-type="float" office:value="0.45071031749248502" table:style-name="ce1">
            <text:p>0.450710317</text:p>
          </table:table-cell>
          <table:table-cell office:value-type="float" office:value="0.65332707058936601" table:style-name="ce1">
            <text:p>0.653327071</text:p>
          </table:table-cell>
          <table:table-cell office:value-type="float" office:value="0.49657940417528101" table:style-name="ce1">
            <text:p>0.496579404</text:p>
          </table:table-cell>
          <table:table-cell office:value-type="float" office:value="0.61294805029439103" table:style-name="ce1">
            <text:p>0.61294805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.43242218792438503" table:style-name="ce1">
            <text:p>0.432422188</text:p>
          </table:table-cell>
          <table:table-cell office:value-type="float" office:value="0.671151608636955" table:style-name="ce1">
            <text:p>0.671151609</text:p>
          </table:table-cell>
          <table:table-cell office:value-type="float" office:value="0.432800062000751" table:style-name="ce1">
            <text:p>0.432800062</text:p>
          </table:table-cell>
          <table:table-cell office:value-type="float" office:value="0.66910056736805401" table:style-name="ce1">
            <text:p>0.669100567</text:p>
          </table:table-cell>
          <table:table-cell office:value-type="float" office:value="0.43523457199334997" table:style-name="ce1">
            <text:p>0.435234572</text:p>
          </table:table-cell>
          <table:table-cell office:value-type="float" office:value="0.66585152796802105" table:style-name="ce1">
            <text:p>0.665851528</text:p>
          </table:table-cell>
          <table:table-cell office:value-type="float" office:value="0.44823178499937" table:style-name="ce1">
            <text:p>0.448231785</text:p>
          </table:table-cell>
          <table:table-cell office:value-type="float" office:value="0.65536454254253995" table:style-name="ce1">
            <text:p>0.655364543</text:p>
          </table:table-cell>
          <table:table-cell office:value-type="float" office:value="0.494129267334938" table:style-name="ce1">
            <text:p>0.494129267</text:p>
          </table:table-cell>
          <table:table-cell office:value-type="float" office:value="0.61468095046868398" table:style-name="ce1">
            <text:p>0.61468095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.43064374029636299" table:style-name="ce1">
            <text:p>0.43064374</text:p>
          </table:table-cell>
          <table:table-cell office:value-type="float" office:value="0.67164006214635597" table:style-name="ce1">
            <text:p>0.671640062</text:p>
          </table:table-cell>
          <table:table-cell office:value-type="float" office:value="0.43130150139331802" table:style-name="ce1">
            <text:p>0.431301501</text:p>
          </table:table-cell>
          <table:table-cell office:value-type="float" office:value="0.67007503602674301" table:style-name="ce1">
            <text:p>0.670075036</text:p>
          </table:table-cell>
          <table:table-cell office:value-type="float" office:value="0.435576295852661" table:style-name="ce1">
            <text:p>0.435576296</text:p>
          </table:table-cell>
          <table:table-cell office:value-type="float" office:value="0.66622555476782097" table:style-name="ce1">
            <text:p>0.666225555</text:p>
          </table:table-cell>
          <table:table-cell office:value-type="float" office:value="0.44798137694597201" table:style-name="ce1">
            <text:p>0.447981377</text:p>
          </table:table-cell>
          <table:table-cell office:value-type="float" office:value="0.65582039584362195" table:style-name="ce1">
            <text:p>0.655820396</text:p>
          </table:table-cell>
          <table:table-cell office:value-type="float" office:value="0.49280230253934798" table:style-name="ce1">
            <text:p>0.492802303</text:p>
          </table:table-cell>
          <table:table-cell office:value-type="float" office:value="0.61579533863074698" table:style-name="ce1">
            <text:p>0.615795339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.42916733920574102" table:style-name="ce1">
            <text:p>0.429167339</text:p>
          </table:table-cell>
          <table:table-cell office:value-type="float" office:value="0.67437070743540295" table:style-name="ce1">
            <text:p>0.674370707</text:p>
          </table:table-cell>
          <table:table-cell office:value-type="float" office:value="0.42907885462045597" table:style-name="ce1">
            <text:p>0.429078855</text:p>
          </table:table-cell>
          <table:table-cell office:value-type="float" office:value="0.67242322422132195" table:style-name="ce1">
            <text:p>0.672423224</text:p>
          </table:table-cell>
          <table:table-cell office:value-type="float" office:value="0.43301152884960098" table:style-name="ce1">
            <text:p>0.433011529</text:p>
          </table:table-cell>
          <table:table-cell office:value-type="float" office:value="0.66821857385584005" table:style-name="ce1">
            <text:p>0.668218574</text:p>
          </table:table-cell>
          <table:table-cell office:value-type="float" office:value="0.44658451527357101" table:style-name="ce1">
            <text:p>0.446584515</text:p>
          </table:table-cell>
          <table:table-cell office:value-type="float" office:value="0.65687644749622798" table:style-name="ce1">
            <text:p>0.656876447</text:p>
          </table:table-cell>
          <table:table-cell office:value-type="float" office:value="0.49112560153007501" table:style-name="ce1">
            <text:p>0.491125602</text:p>
          </table:table-cell>
          <table:table-cell office:value-type="float" office:value="0.61697783472449896" table:style-name="ce1">
            <text:p>0.616977835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43160787522792798" table:style-name="ce1">
            <text:p>0.431607875</text:p>
          </table:table-cell>
          <table:table-cell office:value-type="float" office:value="0.66961654764478795" table:style-name="ce1">
            <text:p>0.669616548</text:p>
          </table:table-cell>
          <table:table-cell office:value-type="float" office:value="0.42623282819986302" table:style-name="ce1">
            <text:p>0.426232828</text:p>
          </table:table-cell>
          <table:table-cell office:value-type="float" office:value="0.67481151826858699" table:style-name="ce1">
            <text:p>0.674811518</text:p>
          </table:table-cell>
          <table:table-cell office:value-type="float" office:value="0.43452000766992499" table:style-name="ce1">
            <text:p>0.434520008</text:p>
          </table:table-cell>
          <table:table-cell office:value-type="float" office:value="0.66724963814341398" table:style-name="ce1">
            <text:p>0.667249638</text:p>
          </table:table-cell>
          <table:table-cell office:value-type="float" office:value="0.44436784386634798" table:style-name="ce1">
            <text:p>0.444367844</text:p>
          </table:table-cell>
          <table:table-cell office:value-type="float" office:value="0.65833569948302995" table:style-name="ce1">
            <text:p>0.658335699</text:p>
          </table:table-cell>
          <table:table-cell office:value-type="float" office:value="0.48972665518522202" table:style-name="ce1">
            <text:p>0.489726655</text:p>
          </table:table-cell>
          <table:table-cell office:value-type="float" office:value="0.61829918081928903" table:style-name="ce1">
            <text:p>0.618299181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42747630327939901" table:style-name="ce1">
            <text:p>0.427476303</text:p>
          </table:table-cell>
          <table:table-cell office:value-type="float" office:value="0.67372381852374896" table:style-name="ce1">
            <text:p>0.673723819</text:p>
          </table:table-cell>
          <table:table-cell office:value-type="float" office:value="0.42456371337175303" table:style-name="ce1">
            <text:p>0.424563713</text:p>
          </table:table-cell>
          <table:table-cell office:value-type="float" office:value="0.67647776678467597" table:style-name="ce1">
            <text:p>0.676477767</text:p>
          </table:table-cell>
          <table:table-cell office:value-type="float" office:value="0.431396956741809" table:style-name="ce1">
            <text:p>0.431396957</text:p>
          </table:table-cell>
          <table:table-cell office:value-type="float" office:value="0.66985304788984301" table:style-name="ce1">
            <text:p>0.669853048</text:p>
          </table:table-cell>
          <table:table-cell office:value-type="float" office:value="0.44262316524982398" table:style-name="ce1">
            <text:p>0.442623165</text:p>
          </table:table-cell>
          <table:table-cell office:value-type="float" office:value="0.65959783305907604" table:style-name="ce1">
            <text:p>0.659597833</text:p>
          </table:table-cell>
          <table:table-cell office:value-type="float" office:value="0.48790977746248199" table:style-name="ce1">
            <text:p>0.487909777</text:p>
          </table:table-cell>
          <table:table-cell office:value-type="float" office:value="0.61941731439271197" table:style-name="ce1">
            <text:p>0.619417314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42687853723764402" table:style-name="ce1">
            <text:p>0.426878537</text:p>
          </table:table-cell>
          <table:table-cell office:value-type="float" office:value="0.67566152418231495" table:style-name="ce1">
            <text:p>0.675661524</text:p>
          </table:table-cell>
          <table:table-cell office:value-type="float" office:value="0.42537478059530198" table:style-name="ce1">
            <text:p>0.425374781</text:p>
          </table:table-cell>
          <table:table-cell office:value-type="float" office:value="0.67594026804223795" table:style-name="ce1">
            <text:p>0.675940268</text:p>
          </table:table-cell>
          <table:table-cell office:value-type="float" office:value="0.42898414283990799" table:style-name="ce1">
            <text:p>0.428984143</text:p>
          </table:table-cell>
          <table:table-cell office:value-type="float" office:value="0.67118075098526997" table:style-name="ce1">
            <text:p>0.671180751</text:p>
          </table:table-cell>
          <table:table-cell office:value-type="float" office:value="0.44178478121757497" table:style-name="ce1">
            <text:p>0.441784781</text:p>
          </table:table-cell>
          <table:table-cell office:value-type="float" office:value="0.66045062631851204" table:style-name="ce1">
            <text:p>0.660450626</text:p>
          </table:table-cell>
          <table:table-cell office:value-type="float" office:value="0.48660639673471401" table:style-name="ce1">
            <text:p>0.486606397</text:p>
          </table:table-cell>
          <table:table-cell office:value-type="float" office:value="0.62053499846182703" table:style-name="ce1">
            <text:p>0.620534998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421123936772346" table:style-name="ce1">
            <text:p>0.421123937</text:p>
          </table:table-cell>
          <table:table-cell office:value-type="float" office:value="0.67933115214599404" table:style-name="ce1">
            <text:p>0.679331152</text:p>
          </table:table-cell>
          <table:table-cell office:value-type="float" office:value="0.42417484074831002" table:style-name="ce1">
            <text:p>0.424174841</text:p>
          </table:table-cell>
          <table:table-cell office:value-type="float" office:value="0.67752878072615397" table:style-name="ce1">
            <text:p>0.677528781</text:p>
          </table:table-cell>
          <table:table-cell office:value-type="float" office:value="0.428631079196929" table:style-name="ce1">
            <text:p>0.428631079</text:p>
          </table:table-cell>
          <table:table-cell office:value-type="float" office:value="0.67204748085812305" table:style-name="ce1">
            <text:p>0.672047481</text:p>
          </table:table-cell>
          <table:table-cell office:value-type="float" office:value="0.44039549082517598" table:style-name="ce1">
            <text:p>0.440395491</text:p>
          </table:table-cell>
          <table:table-cell office:value-type="float" office:value="0.66137180721910505" table:style-name="ce1">
            <text:p>0.661371807</text:p>
          </table:table-cell>
          <table:table-cell office:value-type="float" office:value="0.48525880873203198" table:style-name="ce1">
            <text:p>0.485258809</text:p>
          </table:table-cell>
          <table:table-cell office:value-type="float" office:value="0.62180672974404905" table:style-name="ce1">
            <text:p>0.62180673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42044858336448598" table:style-name="ce1">
            <text:p>0.420448583</text:p>
          </table:table-cell>
          <table:table-cell office:value-type="float" office:value="0.67920622852754597" table:style-name="ce1">
            <text:p>0.679206229</text:p>
          </table:table-cell>
          <table:table-cell office:value-type="float" office:value="0.41984511166810901" table:style-name="ce1">
            <text:p>0.419845112</text:p>
          </table:table-cell>
          <table:table-cell office:value-type="float" office:value="0.68090087024786505" table:style-name="ce1">
            <text:p>0.68090087</text:p>
          </table:table-cell>
          <table:table-cell office:value-type="float" office:value="0.428121556341648" table:style-name="ce1">
            <text:p>0.428121556</text:p>
          </table:table-cell>
          <table:table-cell office:value-type="float" office:value="0.67250391646080998" table:style-name="ce1">
            <text:p>0.672503916</text:p>
          </table:table-cell>
          <table:table-cell office:value-type="float" office:value="0.43938994556665401" table:style-name="ce1">
            <text:p>0.439389946</text:p>
          </table:table-cell>
          <table:table-cell office:value-type="float" office:value="0.66214131382399" table:style-name="ce1">
            <text:p>0.662141314</text:p>
          </table:table-cell>
          <table:table-cell office:value-type="float" office:value="0.48438382595777502" table:style-name="ce1">
            <text:p>0.484383826</text:p>
          </table:table-cell>
          <table:table-cell office:value-type="float" office:value="0.62257866302581499" table:style-name="ce1">
            <text:p>0.622578663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.41758469939231802" table:style-name="ce1">
            <text:p>0.417584699</text:p>
          </table:table-cell>
          <table:table-cell office:value-type="float" office:value="0.68211750375517299" table:style-name="ce1">
            <text:p>0.682117504</text:p>
          </table:table-cell>
          <table:table-cell office:value-type="float" office:value="0.41812577992677602" table:style-name="ce1">
            <text:p>0.41812578</text:p>
          </table:table-cell>
          <table:table-cell office:value-type="float" office:value="0.68190841829306303" table:style-name="ce1">
            <text:p>0.681908418</text:p>
          </table:table-cell>
          <table:table-cell office:value-type="float" office:value="0.42605617493391001" table:style-name="ce1">
            <text:p>0.426056175</text:p>
          </table:table-cell>
          <table:table-cell office:value-type="float" office:value="0.674364116632032" table:style-name="ce1">
            <text:p>0.674364117</text:p>
          </table:table-cell>
          <table:table-cell office:value-type="float" office:value="0.438113047182559" table:style-name="ce1">
            <text:p>0.438113047</text:p>
          </table:table-cell>
          <table:table-cell office:value-type="float" office:value="0.66311132877799495" table:style-name="ce1">
            <text:p>0.663111329</text:p>
          </table:table-cell>
          <table:table-cell office:value-type="float" office:value="0.48345116227865198" table:style-name="ce1">
            <text:p>0.483451162</text:p>
          </table:table-cell>
          <table:table-cell office:value-type="float" office:value="0.62338527716547498" table:style-name="ce1">
            <text:p>0.623385277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0.423067881166934" table:style-name="ce1">
            <text:p>0.423067881</text:p>
          </table:table-cell>
          <table:table-cell office:value-type="float" office:value="0.67961749619511602" table:style-name="ce1">
            <text:p>0.679617496</text:p>
          </table:table-cell>
          <table:table-cell office:value-type="float" office:value="0.42100750207901" table:style-name="ce1">
            <text:p>0.421007502</text:p>
          </table:table-cell>
          <table:table-cell office:value-type="float" office:value="0.67972671213187796" table:style-name="ce1">
            <text:p>0.679726712</text:p>
          </table:table-cell>
          <table:table-cell office:value-type="float" office:value="0.42399756312370301" table:style-name="ce1">
            <text:p>0.423997563</text:p>
          </table:table-cell>
          <table:table-cell office:value-type="float" office:value="0.67508825600901701" table:style-name="ce1">
            <text:p>0.675088256</text:p>
          </table:table-cell>
          <table:table-cell office:value-type="float" office:value="0.43727748543023998" table:style-name="ce1">
            <text:p>0.437277485</text:p>
          </table:table-cell>
          <table:table-cell office:value-type="float" office:value="0.66403031708899696" table:style-name="ce1">
            <text:p>0.664030317</text:p>
          </table:table-cell>
          <table:table-cell office:value-type="float" office:value="0.48215024322271299" table:style-name="ce1">
            <text:p>0.482150243</text:p>
          </table:table-cell>
          <table:table-cell office:value-type="float" office:value="0.62433578693613301" table:style-name="ce1">
            <text:p>0.624335787</text:p>
          </table:table-cell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419621205329895" table:style-name="ce1">
            <text:p>0.419621205</text:p>
          </table:table-cell>
          <table:table-cell office:value-type="float" office:value="0.67967843156264796" table:style-name="ce1">
            <text:p>0.679678432</text:p>
          </table:table-cell>
          <table:table-cell office:value-type="float" office:value="0.42061471194028799" table:style-name="ce1">
            <text:p>0.420614712</text:p>
          </table:table-cell>
          <table:table-cell office:value-type="float" office:value="0.68006175978694405" table:style-name="ce1">
            <text:p>0.68006176</text:p>
          </table:table-cell>
          <table:table-cell office:value-type="float" office:value="0.42427594065666102" table:style-name="ce1">
            <text:p>0.424275941</text:p>
          </table:table-cell>
          <table:table-cell office:value-type="float" office:value="0.67575415761879598" table:style-name="ce1">
            <text:p>0.675754158</text:p>
          </table:table-cell>
          <table:table-cell office:value-type="float" office:value="0.435894691944122" table:style-name="ce1">
            <text:p>0.435894692</text:p>
          </table:table-cell>
          <table:table-cell office:value-type="float" office:value="0.66546933773212902" table:style-name="ce1">
            <text:p>0.665469338</text:p>
          </table:table-cell>
          <table:table-cell office:value-type="float" office:value="0.48121071010827998" table:style-name="ce1">
            <text:p>0.48121071</text:p>
          </table:table-cell>
          <table:table-cell office:value-type="float" office:value="0.62516085858566695" table:style-name="ce1">
            <text:p>0.625160859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16383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16383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style-name="ro1">
          <table:table-cell office:value-type="float" office:value="18" table:style-name="ce1">
            <text:p>18</text:p>
          </table:table-cell>
          <table:table-cell table:number-columns-repeated="16383"/>
        </table:table-row>
        <table:table-row table:style-name="ro1">
          <table:table-cell office:value-type="float" office:value="19" table:style-name="ce1">
            <text:p>19</text:p>
          </table:table-cell>
          <table:table-cell table:number-columns-repeated="16383"/>
        </table:table-row>
        <table:table-row table:style-name="ro1">
          <table:table-cell office:value-type="float" office:value="20" table:style-name="ce1">
            <text:p>20</text:p>
          </table:table-cell>
          <table:table-cell table:number-columns-repeated="16383"/>
        </table:table-row>
        <table:table-row table:style-name="ro1">
          <table:table-cell office:value-type="float" office:value="21" table:style-name="ce1">
            <text:p>21</text:p>
          </table:table-cell>
          <table:table-cell table:number-columns-repeated="16383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16383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16383"/>
        </table:table-row>
        <table:table-row table:style-name="ro1">
          <table:table-cell office:value-type="float" office:value="24" table:style-name="ce1">
            <text:p>24</text:p>
          </table:table-cell>
          <table:table-cell table:number-columns-repeated="16383"/>
        </table:table-row>
        <table:table-row table:style-name="ro1">
          <table:table-cell office:value-type="float" office:value="25" table:style-name="ce1">
            <text:p>25</text:p>
          </table:table-cell>
          <table:table-cell table:number-columns-repeated="16383"/>
        </table:table-row>
        <table:table-row table:style-name="ro1">
          <table:table-cell office:value-type="float" office:value="26" table:style-name="ce1">
            <text:p>26</text:p>
          </table:table-cell>
          <table:table-cell table:number-columns-repeated="16383"/>
        </table:table-row>
        <table:table-row table:style-name="ro1">
          <table:table-cell office:value-type="float" office:value="27" table:style-name="ce1">
            <text:p>27</text:p>
          </table:table-cell>
          <table:table-cell table:number-columns-repeated="16383"/>
        </table:table-row>
        <table:table-row table:style-name="ro1">
          <table:table-cell office:value-type="float" office:value="28" table:style-name="ce1">
            <text:p>28</text:p>
          </table:table-cell>
          <table:table-cell table:number-columns-repeated="16383"/>
        </table:table-row>
        <table:table-row table:style-name="ro1">
          <table:table-cell office:value-type="float" office:value="29" table:style-name="ce1">
            <text:p>29</text:p>
          </table:table-cell>
          <table:table-cell table:number-columns-repeated="16383"/>
        </table:table-row>
        <table:table-row table:style-name="ro1">
          <table:table-cell office:value-type="float" office:value="30" table:style-name="ce1">
            <text:p>30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16383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16383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style-name="ro1">
          <table:table-cell office:value-type="float" office:value="18" table:style-name="ce1">
            <text:p>18</text:p>
          </table:table-cell>
          <table:table-cell table:number-columns-repeated="16383"/>
        </table:table-row>
        <table:table-row table:style-name="ro1">
          <table:table-cell office:value-type="float" office:value="19" table:style-name="ce1">
            <text:p>19</text:p>
          </table:table-cell>
          <table:table-cell table:number-columns-repeated="16383"/>
        </table:table-row>
        <table:table-row table:style-name="ro1">
          <table:table-cell office:value-type="float" office:value="20" table:style-name="ce1">
            <text:p>20</text:p>
          </table:table-cell>
          <table:table-cell table:number-columns-repeated="16383"/>
        </table:table-row>
        <table:table-row table:style-name="ro1">
          <table:table-cell office:value-type="float" office:value="21" table:style-name="ce1">
            <text:p>21</text:p>
          </table:table-cell>
          <table:table-cell table:number-columns-repeated="16383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16383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16383"/>
        </table:table-row>
        <table:table-row table:style-name="ro1">
          <table:table-cell office:value-type="float" office:value="24" table:style-name="ce1">
            <text:p>24</text:p>
          </table:table-cell>
          <table:table-cell table:number-columns-repeated="16383"/>
        </table:table-row>
        <table:table-row table:style-name="ro1">
          <table:table-cell office:value-type="float" office:value="25" table:style-name="ce1">
            <text:p>25</text:p>
          </table:table-cell>
          <table:table-cell table:number-columns-repeated="16383"/>
        </table:table-row>
        <table:table-row table:style-name="ro1">
          <table:table-cell office:value-type="float" office:value="26" table:style-name="ce1">
            <text:p>26</text:p>
          </table:table-cell>
          <table:table-cell table:number-columns-repeated="16383"/>
        </table:table-row>
        <table:table-row table:style-name="ro1">
          <table:table-cell office:value-type="float" office:value="27" table:style-name="ce1">
            <text:p>27</text:p>
          </table:table-cell>
          <table:table-cell table:number-columns-repeated="16383"/>
        </table:table-row>
        <table:table-row table:style-name="ro1">
          <table:table-cell office:value-type="float" office:value="28" table:style-name="ce1">
            <text:p>28</text:p>
          </table:table-cell>
          <table:table-cell table:number-columns-repeated="16383"/>
        </table:table-row>
        <table:table-row table:style-name="ro1">
          <table:table-cell office:value-type="float" office:value="29" table:style-name="ce1">
            <text:p>29</text:p>
          </table:table-cell>
          <table:table-cell table:number-columns-repeated="16383"/>
        </table:table-row>
        <table:table-row table:style-name="ro1">
          <table:table-cell office:value-type="float" office:value="30" table:style-name="ce1">
            <text:p>30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16383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16383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10484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Aptos Display" svg:font-family="&quot;Aptos Display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C0E6F5"/>
    </style:style>
    <style:style style:name="_50_0_37__32_-_32_Accent2" style:display-name="20% - Accent2" style:family="table-cell" style:data-style-name="N0">
      <style:table-cell-properties fo:background-color="#FBE2D5"/>
    </style:style>
    <style:style style:name="_50_0_37__32_-_32_Accent3" style:display-name="20% - Accent3" style:family="table-cell" style:data-style-name="N0">
      <style:table-cell-properties fo:background-color="#C1F0C8"/>
    </style:style>
    <style:style style:name="_50_0_37__32_-_32_Accent4" style:display-name="20% - Accent4" style:family="table-cell" style:data-style-name="N0">
      <style:table-cell-properties fo:background-color="#CAEDFB"/>
    </style:style>
    <style:style style:name="_50_0_37__32_-_32_Accent5" style:display-name="20% - Accent5" style:family="table-cell" style:data-style-name="N0">
      <style:table-cell-properties fo:background-color="#F2CEEF"/>
    </style:style>
    <style:style style:name="_50_0_37__32_-_32_Accent6" style:display-name="20% - Accent6" style:family="table-cell" style:data-style-name="N0">
      <style:table-cell-properties fo:background-color="#DAF2D0"/>
    </style:style>
    <style:style style:name="_52_0_37__32_-_32_Accent1" style:display-name="40% - Accent1" style:family="table-cell" style:data-style-name="N0">
      <style:table-cell-properties fo:background-color="#83CCEB"/>
    </style:style>
    <style:style style:name="_52_0_37__32_-_32_Accent2" style:display-name="40% - Accent2" style:family="table-cell" style:data-style-name="N0">
      <style:table-cell-properties fo:background-color="#F7C7AC"/>
    </style:style>
    <style:style style:name="_52_0_37__32_-_32_Accent3" style:display-name="40% - Accent3" style:family="table-cell" style:data-style-name="N0">
      <style:table-cell-properties fo:background-color="#83E28E"/>
    </style:style>
    <style:style style:name="_52_0_37__32_-_32_Accent4" style:display-name="40% - Accent4" style:family="table-cell" style:data-style-name="N0">
      <style:table-cell-properties fo:background-color="#94DCF8"/>
    </style:style>
    <style:style style:name="_52_0_37__32_-_32_Accent5" style:display-name="40% - Accent5" style:family="table-cell" style:data-style-name="N0">
      <style:table-cell-properties fo:background-color="#E49EDD"/>
    </style:style>
    <style:style style:name="_52_0_37__32_-_32_Accent6" style:display-name="40% - Accent6" style:family="table-cell" style:data-style-name="N0">
      <style:table-cell-properties fo:background-color="#B5E6A2"/>
    </style:style>
    <style:style style:name="_54_0_37__32_-_32_Accent1" style:display-name="60% - Accent1" style:family="table-cell" style:data-style-name="N0">
      <style:table-cell-properties fo:background-color="#44B3E1"/>
    </style:style>
    <style:style style:name="_54_0_37__32_-_32_Accent2" style:display-name="60% - Accent2" style:family="table-cell" style:data-style-name="N0">
      <style:table-cell-properties fo:background-color="#F1A983"/>
    </style:style>
    <style:style style:name="_54_0_37__32_-_32_Accent3" style:display-name="60% - Accent3" style:family="table-cell" style:data-style-name="N0">
      <style:table-cell-properties fo:background-color="#47D359"/>
    </style:style>
    <style:style style:name="_54_0_37__32_-_32_Accent4" style:display-name="60% - Accent4" style:family="table-cell" style:data-style-name="N0">
      <style:table-cell-properties fo:background-color="#61CBF3"/>
    </style:style>
    <style:style style:name="_54_0_37__32_-_32_Accent5" style:display-name="60% - Accent5" style:family="table-cell" style:data-style-name="N0">
      <style:table-cell-properties fo:background-color="#D86DCD"/>
    </style:style>
    <style:style style:name="_54_0_37__32_-_32_Accent6" style:display-name="60% - Accent6" style:family="table-cell" style:data-style-name="N0">
      <style:table-cell-properties fo:background-color="#8ED973"/>
    </style:style>
    <style:style style:name="Accent1" style:family="table-cell" style:data-style-name="N0">
      <style:table-cell-properties fo:background-color="#156082"/>
      <style:text-properties fo:color="#FFFFFF"/>
    </style:style>
    <style:style style:name="Accent2" style:family="table-cell" style:data-style-name="N0">
      <style:table-cell-properties fo:background-color="#E97132"/>
      <style:text-properties fo:color="#FFFFFF"/>
    </style:style>
    <style:style style:name="Accent3" style:family="table-cell" style:data-style-name="N0">
      <style:table-cell-properties fo:background-color="#196B24"/>
      <style:text-properties fo:color="#FFFFFF"/>
    </style:style>
    <style:style style:name="Accent4" style:family="table-cell" style:data-style-name="N0">
      <style:table-cell-properties fo:background-color="#0F9ED5"/>
      <style:text-properties fo:color="#FFFFFF"/>
    </style:style>
    <style:style style:name="Accent5" style:family="table-cell" style:data-style-name="N0">
      <style:table-cell-properties fo:background-color="#A02B93"/>
      <style:text-properties fo:color="#FFFFFF"/>
    </style:style>
    <style:style style:name="Accent6" style:family="table-cell" style:data-style-name="N0">
      <style:table-cell-properties fo:background-color="#4EA72E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44B3E1" fo:border-left="none" fo:border-right="none"/>
      <style:text-properties fo:color="#0E2841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0E2841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clogs</meta:initial-creator>
    <dc:creator>Charlie Wartnaby</dc:creator>
    <meta:creation-date>2024-07-05T19:19:35Z</meta:creation-date>
    <dc:date>2024-07-05T19:19:3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maximum="0.5" chart:minimum="0.4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.4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196b24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02b93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0d3a4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0f4016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095f8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loss_log.$B$1" chart:values-cell-range-address="loss_log.$B$2:.$B$31" chart:class="chart:scatter" chart:attached-axis="primary-y" chart:style-name="G0S0">
            <chart:domain table:cell-range-address="loss_log.$A$2:.$A$31"/>
            <chart:data-point chart:repeated="30"/>
          </chart:series>
          <chart:series chart:label-cell-address="loss_log.$D$1" chart:values-cell-range-address="loss_log.$D$2:.$D$31" chart:class="chart:scatter" chart:attached-axis="primary-y" chart:style-name="G0S1">
            <chart:domain table:cell-range-address="loss_log.$A$2:.$A$31"/>
            <chart:data-point chart:repeated="30"/>
          </chart:series>
          <chart:series chart:label-cell-address="loss_log.$F$1" chart:values-cell-range-address="loss_log.$F$2:.$F$31" chart:class="chart:scatter" chart:attached-axis="primary-y" chart:style-name="G0S2">
            <chart:domain table:cell-range-address="loss_log.$A$2:.$A$31"/>
            <chart:data-point chart:repeated="30"/>
          </chart:series>
          <chart:series chart:label-cell-address="loss_log.$H$1" chart:values-cell-range-address="loss_log.$H$2:.$H$31" chart:class="chart:scatter" chart:attached-axis="primary-y" chart:style-name="G0S3">
            <chart:domain table:cell-range-address="loss_log.$A$2:.$A$31"/>
            <chart:data-point chart:repeated="30"/>
          </chart:series>
          <chart:series chart:label-cell-address="loss_log.$J$1" chart:values-cell-range-address="loss_log.$J$2:.$J$31" chart:class="chart:scatter" chart:attached-axis="primary-y" chart:style-name="G0S4">
            <chart:domain table:cell-range-address="loss_log.$A$2:.$A$31"/>
            <chart:data-point chart:repeated="30"/>
          </chart:series>
          <chart:series chart:label-cell-address="loss_log.$K$1" chart:values-cell-range-address="loss_log.$K$2:.$K$31" chart:class="chart:scatter" chart:attached-axis="primary-y" chart:style-name="G0S5">
            <chart:domain table:cell-range-address="loss_log.$A$2:.$A$31"/>
            <chart:data-point chart:repeated="3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maximum="0.7" chart:minimum="0.6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.6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0f9ed5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ea72e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99401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095f8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loss_log.$C$1" chart:values-cell-range-address="loss_log.$C$2:.$C$31" chart:class="chart:scatter" chart:attached-axis="primary-y" chart:style-name="G0S0">
            <chart:domain table:cell-range-address="loss_log.$A$2:.$A$31"/>
            <chart:data-point chart:repeated="30"/>
          </chart:series>
          <chart:series chart:label-cell-address="loss_log.$E$1" chart:values-cell-range-address="loss_log.$E$2:.$E$31" chart:class="chart:scatter" chart:attached-axis="primary-y" chart:style-name="G0S1">
            <chart:domain table:cell-range-address="loss_log.$A$2:.$A$31"/>
            <chart:data-point chart:repeated="30"/>
          </chart:series>
          <chart:series chart:label-cell-address="loss_log.$G$1" chart:values-cell-range-address="loss_log.$G$2:.$G$31" chart:class="chart:scatter" chart:attached-axis="primary-y" chart:style-name="G0S2">
            <chart:domain table:cell-range-address="loss_log.$A$2:.$A$31"/>
            <chart:data-point chart:repeated="30"/>
          </chart:series>
          <chart:series chart:label-cell-address="loss_log.$I$1" chart:values-cell-range-address="loss_log.$I$2:.$I$31" chart:class="chart:scatter" chart:attached-axis="primary-y" chart:style-name="G0S3">
            <chart:domain table:cell-range-address="loss_log.$A$2:.$A$31"/>
            <chart:data-point chart:repeated="30"/>
          </chart:series>
          <chart:series chart:label-cell-address="loss_log.$K$1" chart:values-cell-range-address="loss_log.$K$2:.$K$31" chart:class="chart:scatter" chart:attached-axis="primary-y" chart:style-name="G0S4">
            <chart:domain table:cell-range-address="loss_log.$A$2:.$A$31"/>
            <chart:data-point chart:repeated="3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